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799in"/>
    </style:style>
    <style:style style:name="co2" style:family="table-column">
      <style:table-column-properties fo:break-before="auto" style:column-width="1.4854in"/>
    </style:style>
    <style:style style:name="co3" style:family="table-column">
      <style:table-column-properties fo:break-before="auto" style:column-width="2.8291in"/>
    </style:style>
    <style:style style:name="co4" style:family="table-column">
      <style:table-column-properties fo:break-before="auto" style:column-width="4.6756in"/>
    </style:style>
    <style:style style:name="co5" style:family="table-column">
      <style:table-column-properties fo:break-before="auto" style:column-width="5.5846in"/>
    </style:style>
    <style:style style:name="co6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2.3598in"/>
    </style:style>
    <style:style style:name="co8" style:family="table-column">
      <style:table-column-properties fo:break-before="auto" style:column-width="1.8783in"/>
    </style:style>
    <style:style style:name="co9" style:family="table-column">
      <style:table-column-properties fo:break-before="auto" style:column-width="2.7744in"/>
    </style:style>
    <style:style style:name="co10" style:family="table-column">
      <style:table-column-properties fo:break-before="auto" style:column-width="1.7146in"/>
    </style:style>
    <style:style style:name="ro1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LSDA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LABEL</text:p>
          </table:table-cell>
          <table:table-cell office:value-type="string">
            <text:p>ID</text:p>
          </table:table-cell>
          <table:table-cell office:value-type="string">
            <text:p>SubClass Of</text:p>
          </table:table-cell>
          <table:table-cell office:value-type="string">
            <text:p>Definition</text:p>
          </table:table-cell>
          <table:table-cell office:value-type="string">
            <text:p>Synonyms</text:p>
          </table:table-cell>
        </table:table-row>
        <table:table-row table:style-name="ro1">
          <table:table-cell office:value-type="string">
            <text:p>biospecimen</text:p>
          </table:table-cell>
          <table:table-cell office:value-type="string">
            <text:p>obo:LSDA_0000033</text:p>
          </table:table-cell>
          <table:table-cell office:value-type="string">
            <text:p>hasGeneticType some strain|specimen|specimen from organism</text:p>
          </table:table-cell>
          <table:table-cell table:number-columns-repeated="2"/>
        </table:table-row>
        <table:table-row table:style-name="ro1">
          <table:table-cell office:value-type="string">
            <text:p>component</text:p>
          </table:table-cell>
          <table:table-cell office:value-type="string">
            <text:p>obo:LSDA_0000036</text:p>
          </table:table-cell>
          <table:table-cell office:value-type="string">
            <text:p>part of' some hardware</text:p>
          </table:table-cell>
          <table:table-cell table:number-columns-repeated="2"/>
        </table:table-row>
        <table:table-row table:style-name="ro1">
          <table:table-cell office:value-type="string">
            <text:p>configuration</text:p>
          </table:table-cell>
          <table:table-cell office:value-type="string">
            <text:p>obo:LSDA_0000041</text:p>
          </table:table-cell>
          <table:table-cell office:value-type="string">
            <text:p>inheres in' some hardware</text:p>
          </table:table-cell>
          <table:table-cell table:number-columns-repeated="2"/>
        </table:table-row>
        <table:table-row table:style-name="ro1">
          <table:table-cell office:value-type="string">
            <text:p>dataset</text:p>
          </table:table-cell>
          <table:table-cell office:value-type="string">
            <text:p>obo:LSDA_0000021</text:p>
          </table:table-cell>
          <table:table-cell office:value-type="string">
            <text:p>data Product|data set|ownedBy some personnel</text:p>
          </table:table-cell>
          <table:table-cell table:number-columns-repeated="2"/>
        </table:table-row>
        <table:table-row table:style-name="ro1">
          <table:table-cell office:value-type="string">
            <text:p>datasetFiles</text:p>
          </table:table-cell>
          <table:table-cell office:value-type="string">
            <text:p>obo:LSDA_0000035</text:p>
          </table:table-cell>
          <table:table-cell office:value-type="string">
            <text:p>part of' some dataset</text:p>
          </table:table-cell>
          <table:table-cell table:number-columns-repeated="2"/>
        </table:table-row>
        <table:table-row table:style-name="ro1">
          <table:table-cell office:value-type="string">
            <text:p>document</text:p>
          </table:table-cell>
          <table:table-cell office:value-type="string">
            <text:p>obo:LSDA_0000028</text:p>
          </table:table-cell>
          <table:table-cell table:number-columns-repeated="3"/>
        </table:table-row>
        <table:table-row table:style-name="ro1">
          <table:table-cell office:value-type="string">
            <text:p>experiment</text:p>
          </table:table-cell>
          <table:table-cell office:value-type="string">
            <text:p>obo:LSDA_0000022</text:p>
          </table:table-cell>
          <table:table-cell office:value-type="string">
            <text:p>has participant' some biospecimen|'has participant' some institution|'has participant' some investigator|'has participant' some payload|'has participant' some personnel|'has participant' some subject|experiment|fundedBy some program|generates some dataset|investigation|managedAt some nasa_center|uses some hardware</text:p>
          </table:table-cell>
          <table:table-cell table:number-columns-repeated="2"/>
        </table:table-row>
        <table:table-row table:style-name="ro1">
          <table:table-cell office:value-type="string">
            <text:p>experimentDocument</text:p>
          </table:table-cell>
          <table:table-cell office:value-type="string">
            <text:p>obo:LSDA_0000020</text:p>
          </table:table-cell>
          <table:table-cell office:value-type="string">
            <text:p>document</text:p>
          </table:table-cell>
          <table:table-cell table:number-columns-repeated="2"/>
        </table:table-row>
        <table:table-row table:style-name="ro1">
          <table:table-cell office:value-type="string">
            <text:p>hardware</text:p>
          </table:table-cell>
          <table:table-cell office:value-type="string">
            <text:p>obo:LSDA_0000037</text:p>
          </table:table-cell>
          <table:table-cell office:value-type="string">
            <text:p>part of' some payload|device|experiment Apparatus</text:p>
          </table:table-cell>
          <table:table-cell table:number-columns-repeated="2"/>
        </table:table-row>
        <table:table-row table:style-name="ro1">
          <table:table-cell office:value-type="string">
            <text:p>hardwareDocument</text:p>
          </table:table-cell>
          <table:table-cell office:value-type="string">
            <text:p>obo:LSDA_0000023</text:p>
          </table:table-cell>
          <table:table-cell office:value-type="string">
            <text:p>document</text:p>
          </table:table-cell>
          <table:table-cell table:number-columns-repeated="2"/>
        </table:table-row>
        <table:table-row table:style-name="ro1">
          <table:table-cell office:value-type="string">
            <text:p>institution</text:p>
          </table:table-cell>
          <table:table-cell office:value-type="string">
            <text:p>obo:LSDA_0000047</text:p>
          </table:table-cell>
          <table:table-cell office:value-type="string">
            <text:p>organization|organization</text:p>
          </table:table-cell>
          <table:table-cell table:number-columns-repeated="2"/>
        </table:table-row>
        <table:table-row table:style-name="ro1">
          <table:table-cell office:value-type="string">
            <text:p>investigator</text:p>
          </table:table-cell>
          <table:table-cell office:value-type="string">
            <text:p>obo:LSDA_0000024</text:p>
          </table:table-cell>
          <table:table-cell office:value-type="string">
            <text:p>has role' some 'investigation agent role'|personnel</text:p>
          </table:table-cell>
          <table:table-cell table:number-columns-repeated="2"/>
        </table:table-row>
        <table:table-row table:style-name="ro1">
          <table:table-cell office:value-type="string">
            <text:p>missionDocument</text:p>
          </table:table-cell>
          <table:table-cell office:value-type="string">
            <text:p>obo:LSDA_0000048</text:p>
          </table:table-cell>
          <table:table-cell office:value-type="string">
            <text:p>document</text:p>
          </table:table-cell>
          <table:table-cell table:number-columns-repeated="2"/>
        </table:table-row>
        <table:table-row table:style-name="ro1">
          <table:table-cell office:value-type="string">
            <text:p>nasa_center</text:p>
          </table:table-cell>
          <table:table-cell office:value-type="string">
            <text:p>obo:LSDA_0000026</text:p>
          </table:table-cell>
          <table:table-cell office:value-type="string">
            <text:p>facility</text:p>
          </table:table-cell>
          <table:table-cell table:number-columns-repeated="2"/>
        </table:table-row>
        <table:table-row table:style-name="ro1">
          <table:table-cell office:value-type="string">
            <text:p>newsletterDocument</text:p>
          </table:table-cell>
          <table:table-cell office:value-type="string">
            <text:p>obo:LSDA_0000046</text:p>
          </table:table-cell>
          <table:table-cell office:value-type="string">
            <text:p>document</text:p>
          </table:table-cell>
          <table:table-cell table:number-columns-repeated="2"/>
        </table:table-row>
        <table:table-row table:style-name="ro1">
          <table:table-cell office:value-type="string">
            <text:p>payload</text:p>
          </table:table-cell>
          <table:table-cell office:value-type="string">
            <text:p>obo:LSDA_0000030</text:p>
          </table:table-cell>
          <table:table-cell office:value-type="string">
            <text:p>experiment Apparatus|material entity</text:p>
          </table:table-cell>
          <table:table-cell table:number-columns-repeated="2"/>
        </table:table-row>
        <table:table-row table:style-name="ro1">
          <table:table-cell office:value-type="string">
            <text:p>personnel</text:p>
          </table:table-cell>
          <table:table-cell office:value-type="string">
            <text:p>obo:LSDA_0000031</text:p>
          </table:table-cell>
          <table:table-cell office:value-type="string">
            <text:p>member of' some institution|'member of' some nasa_center|Homo sapiens|operates some payload|person</text:p>
          </table:table-cell>
          <table:table-cell table:number-columns-repeated="2"/>
        </table:table-row>
        <table:table-row table:style-name="ro1">
          <table:table-cell office:value-type="string">
            <text:p>photo_file</text:p>
          </table:table-cell>
          <table:table-cell office:value-type="string">
            <text:p>obo:LSDA_0000029</text:p>
          </table:table-cell>
          <table:table-cell office:value-type="string">
            <text:p>part of' some photoGallery|depicts some investigator</text:p>
          </table:table-cell>
          <table:table-cell table:number-columns-repeated="2"/>
        </table:table-row>
        <table:table-row table:style-name="ro1">
          <table:table-cell office:value-type="string">
            <text:p>photoGallery</text:p>
          </table:table-cell>
          <table:table-cell office:value-type="string">
            <text:p>obo:LSDA_0000044</text:p>
          </table:table-cell>
          <table:table-cell office:value-type="string">
            <text:p>photoGallery</text:p>
          </table:table-cell>
          <table:table-cell table:number-columns-repeated="2"/>
        </table:table-row>
        <table:table-row table:style-name="ro1">
          <table:table-cell office:value-type="string">
            <text:p>program</text:p>
          </table:table-cell>
          <table:table-cell office:value-type="string">
            <text:p>obo:LSDA_0000027</text:p>
          </table:table-cell>
          <table:table-cell table:number-columns-repeated="3"/>
        </table:table-row>
        <table:table-row table:style-name="ro1">
          <table:table-cell office:value-type="string">
            <text:p>projectDocument</text:p>
          </table:table-cell>
          <table:table-cell office:value-type="string">
            <text:p>obo:LSDA_0000025</text:p>
          </table:table-cell>
          <table:table-cell office:value-type="string">
            <text:p>document</text:p>
          </table:table-cell>
          <table:table-cell table:number-columns-repeated="2"/>
        </table:table-row>
        <table:table-row table:style-name="ro1">
          <table:table-cell office:value-type="string">
            <text:p>publicationDocument</text:p>
          </table:table-cell>
          <table:table-cell office:value-type="string">
            <text:p>obo:LSDA_0000039</text:p>
          </table:table-cell>
          <table:table-cell office:value-type="string">
            <text:p>document</text:p>
          </table:table-cell>
          <table:table-cell table:number-columns-repeated="2"/>
        </table:table-row>
        <table:table-row table:style-name="ro1">
          <table:table-cell office:value-type="string">
            <text:p>research_area</text:p>
          </table:table-cell>
          <table:table-cell office:value-type="string">
            <text:p>obo:LSDA_0000053</text:p>
          </table:table-cell>
          <table:table-cell table:number-columns-repeated="3"/>
        </table:table-row>
        <table:table-row table:style-name="ro1">
          <table:table-cell office:value-type="string">
            <text:p>researchMission</text:p>
          </table:table-cell>
          <table:table-cell office:value-type="string">
            <text:p>obo:LSDA_0000038</text:p>
          </table:table-cell>
          <table:table-cell office:value-type="string">
            <text:p>part of' some program|implements some experiment|implements some researchInvestigation|investigates some research_area|mission|obo:SDDO_3000112|planned process|uses some payload</text:p>
          </table:table-cell>
          <table:table-cell table:number-columns-repeated="2"/>
        </table:table-row>
        <table:table-row table:style-name="ro1">
          <table:table-cell office:value-type="string">
            <text:p>role</text:p>
          </table:table-cell>
          <table:table-cell office:value-type="string">
            <text:p>obo:LSDA_0000045</text:p>
          </table:table-cell>
          <table:table-cell table:number-columns-repeated="3"/>
        </table:table-row>
        <table:table-row table:style-name="ro1">
          <table:table-cell office:value-type="string">
            <text:p>scientific name</text:p>
          </table:table-cell>
          <table:table-cell office:value-type="string">
            <text:p>obo:LSDA_0000043</text:p>
          </table:table-cell>
          <table:table-cell office:value-type="string">
            <text:p>organism</text:p>
          </table:table-cell>
          <table:table-cell table:number-columns-repeated="2"/>
        </table:table-row>
        <table:table-row table:style-name="ro1">
          <table:table-cell office:value-type="string">
            <text:p>scientificResultsDocument</text:p>
          </table:table-cell>
          <table:table-cell office:value-type="string">
            <text:p>obo:LSDA_0000019</text:p>
          </table:table-cell>
          <table:table-cell office:value-type="string">
            <text:p>document</text:p>
          </table:table-cell>
          <table:table-cell table:number-columns-repeated="2"/>
        </table:table-row>
        <table:table-row table:style-name="ro1">
          <table:table-cell office:value-type="string">
            <text:p>spacecraft</text:p>
          </table:table-cell>
          <table:table-cell office:value-type="string">
            <text:p>obo:LSDA_0000032</text:p>
          </table:table-cell>
          <table:table-cell office:value-type="string">
            <text:p>platform</text:p>
          </table:table-cell>
          <table:table-cell table:number-columns-repeated="2"/>
        </table:table-row>
        <table:table-row table:style-name="ro1">
          <table:table-cell office:value-type="string">
            <text:p>strain</text:p>
          </table:table-cell>
          <table:table-cell office:value-type="string">
            <text:p>obo:LSDA_0000042</text:p>
          </table:table-cell>
          <table:table-cell table:number-columns-repeated="3"/>
        </table:table-row>
        <table:table-row table:style-name="ro1">
          <table:table-cell office:value-type="string">
            <text:p>subject</text:p>
          </table:table-cell>
          <table:table-cell office:value-type="string">
            <text:p>obo:LSDA_0000034</text:p>
          </table:table-cell>
          <table:table-cell office:value-type="string">
            <text:p>part of' some experiment|feature|scientific name</text:p>
          </table:table-cell>
          <table:table-cell table:number-columns-repeated="2"/>
        </table:table-row>
        <table:table-row table:style-name="ro1">
          <table:table-cell office:value-type="string">
            <text:p>technicalPaperDocument</text:p>
          </table:table-cell>
          <table:table-cell office:value-type="string">
            <text:p>obo:LSDA_0000040</text:p>
          </table:table-cell>
          <table:table-cell office:value-type="string">
            <text:p>document</text:p>
          </table:table-cell>
          <table:table-cell table:number-columns-repeated="2"/>
        </table:table-row>
      </table:table>
      <table:table table:name="SDDO" table:style-name="ta1" table:print="false"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>
            <text:p>LABEL</text:p>
          </table:table-cell>
          <table:table-cell office:value-type="string">
            <text:p>ID</text:p>
          </table:table-cell>
          <table:table-cell office:value-type="string">
            <text:p>SubClass Of</text:p>
          </table:table-cell>
          <table:table-cell office:value-type="string">
            <text:p>Definition</text:p>
          </table:table-cell>
          <table:table-cell office:value-type="string">
            <text:p>Synonyms</text:p>
          </table:table-cell>
        </table:table-row>
        <table:table-row table:style-name="ro1">
          <table:table-cell office:value-type="string">
            <text:p>accessInterface</text:p>
          </table:table-cell>
          <table:table-cell office:value-type="string">
            <text:p>obo:SDDO_3000075</text:p>
          </table:table-cell>
          <table:table-cell office:value-type="string">
            <text:p>present some productService|present some selectionParameter</text:p>
          </table:table-cell>
          <table:table-cell office:value-type="string">
            <text:p>A software interface that 1) presents users with selection criteria and 2) presents products or services that meet the criteria the user then selects.</text:p>
          </table:table-cell>
          <table:table-cell/>
        </table:table-row>
        <table:table-row table:style-name="ro1">
          <table:table-cell office:value-type="string">
            <text:p>applicationDiscoveryCriterion</text:p>
          </table:table-cell>
          <table:table-cell office:value-type="string">
            <text:p>obo:SDDO_3000061</text:p>
          </table:table-cell>
          <table:table-cell office:value-type="string">
            <text:p>discoveryCriterion</text:p>
          </table:table-cell>
          <table:table-cell table:number-columns-repeated="2"/>
        </table:table-row>
        <table:table-row table:style-name="ro1">
          <table:table-cell office:value-type="string">
            <text:p>assay</text:p>
          </table:table-cell>
          <table:table-cell office:value-type="string">
            <text:p>obo:SDDO_3000047</text:p>
          </table:table-cell>
          <table:table-cell office:value-type="string">
            <text:p>capableOfDetecting some event|capableOfIdentifying some feature|createdBy some laboratoryProcedure</text:p>
          </table:table-cell>
          <table:table-cell office:value-type="string">
            <text:p>An assay is an investigative (analytic) procedure for qualitatively assessing or quantitatively measuring the presence, amount, or functional activity of a target entity.</text:p>
          </table:table-cell>
          <table:table-cell/>
        </table:table-row>
        <table:table-row table:style-name="ro1">
          <table:table-cell office:value-type="string">
            <text:p>author</text:p>
          </table:table-cell>
          <table:table-cell office:value-type="string">
            <text:p>obo:SDDO_3000056</text:p>
          </table:table-cell>
          <table:table-cell/>
          <table:table-cell office:value-type="string">
            <text:p>An originator or creator of a work</text:p>
          </table:table-cell>
          <table:table-cell/>
        </table:table-row>
        <table:table-row table:style-name="ro1">
          <table:table-cell office:value-type="string">
            <text:p>campaign</text:p>
          </table:table-cell>
          <table:table-cell office:value-type="string">
            <text:p>obo:SDDO_3000045</text:p>
          </table:table-cell>
          <table:table-cell office:value-type="string">
            <text:p>resultsIn some productService|uses some platform</text:p>
          </table:table-cell>
          <table:table-cell office:value-type="string">
            <text:p>A systematic set of activities undertaken to meet a particular science objective.</text:p>
          </table:table-cell>
          <table:table-cell office:value-type="string">
            <text:p>science campaign</text:p>
          </table:table-cell>
        </table:table-row>
        <table:table-row table:style-name="ro1">
          <table:table-cell office:value-type="string">
            <text:p>data element</text:p>
          </table:table-cell>
          <table:table-cell office:value-type="string">
            <text:p>obo:SDDO_3000110</text:p>
          </table:table-cell>
          <table:table-cell office:value-type="string">
            <text:p>isResultOf some observation</text:p>
          </table:table-cell>
          <table:table-cell office:value-type="string">
            <text:p>A data element is any characteristic that can help in understanding data content. That is, a data element is any parameter or variable that is useful, or critical, when identifying <text:s/>or describing the content of a data object.</text:p>
          </table:table-cell>
          <table:table-cell/>
        </table:table-row>
        <table:table-row table:style-name="ro1">
          <table:table-cell office:value-type="string">
            <text:p>data Product</text:p>
          </table:table-cell>
          <table:table-cell office:value-type="string">
            <text:p>obo:SDDO_3000051</text:p>
          </table:table-cell>
          <table:table-cell office:value-type="string">
            <text:p>information content entity|is_specified_output_of some (mission or experiment)</text:p>
          </table:table-cell>
          <table:table-cell office:value-type="string">
            <text:p>Processed data from the same source, normally compiled into a set according to shared characteristics.</text:p>
          </table:table-cell>
          <table:table-cell office:value-type="string">
            <text:p>data set</text:p>
          </table:table-cell>
        </table:table-row>
        <table:table-row table:style-name="ro1">
          <table:table-cell office:value-type="string">
            <text:p>dataDiscoveryCriterion</text:p>
          </table:table-cell>
          <table:table-cell office:value-type="string">
            <text:p>obo:SDDO_3000074</text:p>
          </table:table-cell>
          <table:table-cell office:value-type="string">
            <text:p>discoveryCriterion</text:p>
          </table:table-cell>
          <table:table-cell table:number-columns-repeated="2"/>
        </table:table-row>
        <table:table-row table:style-name="ro1">
          <table:table-cell office:value-type="string">
            <text:p>dataProductDiscoveryCriterion</text:p>
          </table:table-cell>
          <table:table-cell office:value-type="string">
            <text:p>obo:SDDO_3000064</text:p>
          </table:table-cell>
          <table:table-cell office:value-type="string">
            <text:p>dataDiscoveryCriterion</text:p>
          </table:table-cell>
          <table:table-cell table:number-columns-repeated="2"/>
        </table:table-row>
        <table:table-row table:style-name="ro1">
          <table:table-cell office:value-type="string">
            <text:p>dataSelectionParameter</text:p>
          </table:table-cell>
          <table:table-cell office:value-type="string">
            <text:p>obo:SDDO_3000073</text:p>
          </table:table-cell>
          <table:table-cell office:value-type="string">
            <text:p>selectionParameter</text:p>
          </table:table-cell>
          <table:table-cell table:number-columns-repeated="2"/>
        </table:table-row>
        <table:table-row table:style-name="ro1">
          <table:table-cell office:value-type="string">
            <text:p>deployment</text:p>
          </table:table-cell>
          <table:table-cell office:value-type="string">
            <text:p>obo:SDDO_3000081</text:p>
          </table:table-cell>
          <table:table-cell office:value-type="string">
            <text:p>partOf some mission</text:p>
          </table:table-cell>
          <table:table-cell office:value-type="string">
            <text:p>The realisation of an application, or execution of a plan, idea, model, design, specification, standard, algorithm, or policy.</text:p>
          </table:table-cell>
          <table:table-cell/>
        </table:table-row>
        <table:table-row table:style-name="ro1">
          <table:table-cell office:value-type="string">
            <text:p>discoveryCriterion</text:p>
          </table:table-cell>
          <table:table-cell office:value-type="string">
            <text:p>obo:SDDO_3000062</text:p>
          </table:table-cell>
          <table:table-cell table:number-columns-repeated="3"/>
        </table:table-row>
        <table:table-row table:style-name="ro1">
          <table:table-cell office:value-type="string">
            <text:p>discoveryInterface</text:p>
          </table:table-cell>
          <table:table-cell office:value-type="string">
            <text:p>obo:SDDO_3000102</text:p>
          </table:table-cell>
          <table:table-cell office:value-type="string">
            <text:p>aggregate some applicationDiscoveryCriterion|aggregate some dataDiscoveryCriterion|aggregate some informationDiscoveryCriterion|aggregate some modelDiscoveryCriterion|aggregate some toolDiscoveryCriterion|leadTo some accessInterface|present some discoveryCriterion</text:p>
          </table:table-cell>
          <table:table-cell office:value-type="string">
            <text:p>An interface that allows the user to discover the existence of relevant products and services.</text:p>
          </table:table-cell>
          <table:table-cell/>
        </table:table-row>
        <table:table-row table:style-name="ro1">
          <table:table-cell office:value-type="string">
            <text:p>document</text:p>
          </table:table-cell>
          <table:table-cell office:value-type="string">
            <text:p>obo:SDDO_3000109</text:p>
          </table:table-cell>
          <table:table-cell office:value-type="string">
            <text:p>informationProduct</text:p>
          </table:table-cell>
          <table:table-cell office:value-type="string">
            <text:p>A written or printed paper that bears the original, official, or legal form of something and can be used to furnish decisive evidence or information.</text:p>
          </table:table-cell>
          <table:table-cell/>
        </table:table-row>
        <table:table-row table:style-name="ro1">
          <table:table-cell office:value-type="string">
            <text:p>event</text:p>
          </table:table-cell>
          <table:table-cell office:value-type="string">
            <text:p>obo:SDDO_3000044</text:p>
          </table:table-cell>
          <table:table-cell office:value-type="string">
            <text:p>characterizedBy some observation|process|quantifiedBy some observation</text:p>
          </table:table-cell>
          <table:table-cell office:value-type="string">
            <text:p>Something observable that happened at a given time and place</text:p>
          </table:table-cell>
          <table:table-cell/>
        </table:table-row>
        <table:table-row table:style-name="ro1">
          <table:table-cell office:value-type="string">
            <text:p>experiment</text:p>
          </table:table-cell>
          <table:table-cell office:value-type="string">
            <text:p>obo:SDDO_3000094</text:p>
          </table:table-cell>
          <table:table-cell office:value-type="string">
            <text:p>componentOf some researchInvestigation|conductedAt some facility|conductedOn some organism|generates some specimen|partOf some mission|planned process|uses some 'experiment Apparatus'</text:p>
          </table:table-cell>
          <table:table-cell office:value-type="string">
            <text:p>A plan for a coordinated set of actions and observations designed to generate data, with the ultimate goal of discovery or hypothesis testing.</text:p>
          </table:table-cell>
          <table:table-cell/>
        </table:table-row>
        <table:table-row table:style-name="ro1">
          <table:table-cell office:value-type="string">
            <text:p>experiment Apparatus</text:p>
          </table:table-cell>
          <table:table-cell office:value-type="string">
            <text:p>obo:SDDO_3000080</text:p>
          </table:table-cell>
          <table:table-cell office:value-type="string">
            <text:p>hardware</text:p>
          </table:table-cell>
          <table:table-cell office:value-type="string">
            <text:p>Hardware used in conducting an experiment.</text:p>
          </table:table-cell>
          <table:table-cell/>
        </table:table-row>
        <table:table-row table:style-name="ro1">
          <table:table-cell office:value-type="string">
            <text:p>experimentDiscoveryCriterion</text:p>
          </table:table-cell>
          <table:table-cell office:value-type="string">
            <text:p>obo:SDDO_3000104</text:p>
          </table:table-cell>
          <table:table-cell office:value-type="string">
            <text:p>dataDiscoveryCriterion</text:p>
          </table:table-cell>
          <table:table-cell table:number-columns-repeated="2"/>
        </table:table-row>
        <table:table-row table:style-name="ro1">
          <table:table-cell office:value-type="string">
            <text:p>facility</text:p>
          </table:table-cell>
          <table:table-cell office:value-type="string">
            <text:p>obo:SDDO_3000098</text:p>
          </table:table-cell>
          <table:table-cell office:value-type="string">
            <text:p>material entity</text:p>
          </table:table-cell>
          <table:table-cell table:number-columns-repeated="2"/>
        </table:table-row>
        <table:table-row table:style-name="ro1">
          <table:table-cell office:value-type="string">
            <text:p>factor</text:p>
          </table:table-cell>
          <table:table-cell office:value-type="string">
            <text:p>obo:SDDO_3000071</text:p>
          </table:table-cell>
          <table:table-cell office:value-type="string">
            <text:p>role of' some owl:Thing|experimentalContextFor some observation|role</text:p>
          </table:table-cell>
          <table:table-cell office:value-type="string">
            <text:p>The role played by an entity as part of a scientific investigation such that levels of the measurement or observation of the entity are thought to bear upon the hypotheses being investigated.</text:p>
          </table:table-cell>
          <table:table-cell/>
        </table:table-row>
        <table:table-row table:style-name="ro1">
          <table:table-cell office:value-type="string">
            <text:p>feature</text:p>
          </table:table-cell>
          <table:table-cell office:value-type="string">
            <text:p>obo:SDDO_3000096</text:p>
          </table:table-cell>
          <table:table-cell office:value-type="string">
            <text:p>characterizedBy some (experiment or observation)|material entity|quantifiedBy some (experiment or observation)</text:p>
          </table:table-cell>
          <table:table-cell office:value-type="string">
            <text:p>A material entity that has characteristics that can be qualified or quantified through observation or experiment.</text:p>
          </table:table-cell>
          <table:table-cell/>
        </table:table-row>
        <table:table-row table:style-name="ro1">
          <table:table-cell office:value-type="string">
            <text:p>firmware</text:p>
          </table:table-cell>
          <table:table-cell office:value-type="string">
            <text:p>obo:SDDO_3000113</text:p>
          </table:table-cell>
          <table:table-cell office:value-type="string">
            <text:p>part of' some hardware|software</text:p>
          </table:table-cell>
          <table:table-cell office:value-type="string">
            <text:p>Software that provides the low-level control for a device's specific hardware.</text:p>
          </table:table-cell>
          <table:table-cell/>
        </table:table-row>
        <table:table-row table:style-name="ro1">
          <table:table-cell office:value-type="string">
            <text:p>funder</text:p>
          </table:table-cell>
          <table:table-cell office:value-type="string">
            <text:p>obo:SDDO_3000086</text:p>
          </table:table-cell>
          <table:table-cell office:value-type="string">
            <text:p>role of' some organization|role</text:p>
          </table:table-cell>
          <table:table-cell office:value-type="string">
            <text:p>A role in which the bearer delivers financial support to enable some activity.</text:p>
          </table:table-cell>
          <table:table-cell/>
        </table:table-row>
        <table:table-row table:style-name="ro1">
          <table:table-cell office:value-type="string">
            <text:p>hardware</text:p>
          </table:table-cell>
          <table:table-cell office:value-type="string">
            <text:p>obo:SDDO_3000054</text:p>
          </table:table-cell>
          <table:table-cell office:value-type="string">
            <text:p>material entity</text:p>
          </table:table-cell>
          <table:table-cell office:value-type="string">
            <text:p>The mechanical, magnetic, electronic, and electrical equipment necessary for conducting an activity.</text:p>
          </table:table-cell>
          <table:table-cell/>
        </table:table-row>
        <table:table-row table:style-name="ro1">
          <table:table-cell office:value-type="string">
            <text:p>informationDiscoveryCriterion</text:p>
          </table:table-cell>
          <table:table-cell office:value-type="string">
            <text:p>obo:SDDO_3000076</text:p>
          </table:table-cell>
          <table:table-cell office:value-type="string">
            <text:p>discoveryCriterion</text:p>
          </table:table-cell>
          <table:table-cell table:number-columns-repeated="2"/>
        </table:table-row>
        <table:table-row table:style-name="ro1">
          <table:table-cell office:value-type="string">
            <text:p>informationProduct</text:p>
          </table:table-cell>
          <table:table-cell office:value-type="string">
            <text:p>obo:SDDO_3000079</text:p>
          </table:table-cell>
          <table:table-cell office:value-type="string">
            <text:p>information content entity</text:p>
          </table:table-cell>
          <table:table-cell table:number-columns-repeated="2"/>
        </table:table-row>
        <table:table-row table:style-name="ro1">
          <table:table-cell office:value-type="string">
            <text:p>informationSelectionParameter</text:p>
          </table:table-cell>
          <table:table-cell office:value-type="string">
            <text:p>obo:SDDO_3000082</text:p>
          </table:table-cell>
          <table:table-cell office:value-type="string">
            <text:p>selectionParameter</text:p>
          </table:table-cell>
          <table:table-cell table:number-columns-repeated="2"/>
        </table:table-row>
        <table:table-row table:style-name="ro1">
          <table:table-cell office:value-type="string">
            <text:p>instrument</text:p>
          </table:table-cell>
          <table:table-cell office:value-type="string">
            <text:p>obo:SDDO_3000092</text:p>
          </table:table-cell>
          <table:table-cell office:value-type="string">
            <text:p>Sensor|material entity|operatesOn some platform</text:p>
          </table:table-cell>
          <table:table-cell office:value-type="string">
            <text:p>An instrument is a physical object that can be used to collect data.</text:p>
          </table:table-cell>
          <table:table-cell/>
        </table:table-row>
        <table:table-row table:style-name="ro1">
          <table:table-cell office:value-type="string">
            <text:p>instrumentDiscoveryCriterion</text:p>
          </table:table-cell>
          <table:table-cell office:value-type="string">
            <text:p>obo:SDDO_3000057</text:p>
          </table:table-cell>
          <table:table-cell office:value-type="string">
            <text:p>dataDiscoveryCriterion</text:p>
          </table:table-cell>
          <table:table-cell table:number-columns-repeated="2"/>
        </table:table-row>
        <table:table-row table:style-name="ro1">
          <table:table-cell office:value-type="string">
            <text:p>instrumentOperatingMode</text:p>
          </table:table-cell>
          <table:table-cell office:value-type="string">
            <text:p>obo:SDDO_3000087</text:p>
          </table:table-cell>
          <table:table-cell office:value-type="string">
            <text:p>capableOfDetecting some event|capableOfIdentifying some feature</text:p>
          </table:table-cell>
          <table:table-cell table:number-columns-repeated="2"/>
        </table:table-row>
        <table:table-row table:style-name="ro1">
          <table:table-cell office:value-type="string">
            <text:p>instrumentOperatingModeDiscoveryCriterion</text:p>
          </table:table-cell>
          <table:table-cell office:value-type="string">
            <text:p>obo:SDDO_3000058</text:p>
          </table:table-cell>
          <table:table-cell office:value-type="string">
            <text:p>dataDiscoveryCriterion</text:p>
          </table:table-cell>
          <table:table-cell table:number-columns-repeated="2"/>
        </table:table-row>
        <table:table-row table:style-name="ro1">
          <table:table-cell office:value-type="string">
            <text:p>investigator</text:p>
          </table:table-cell>
          <table:table-cell office:value-type="string">
            <text:p>obo:SDDO_3000105</text:p>
          </table:table-cell>
          <table:table-cell table:number-columns-repeated="3"/>
        </table:table-row>
        <table:table-row table:style-name="ro1">
          <table:table-cell office:value-type="string">
            <text:p>laboratoryProcedure</text:p>
          </table:table-cell>
          <table:table-cell office:value-type="string">
            <text:p>obo:SDDO_3000089</text:p>
          </table:table-cell>
          <table:table-cell office:value-type="string">
            <text:p>conductedAt some facility</text:p>
          </table:table-cell>
          <table:table-cell office:value-type="string">
            <text:p>Any procedure that involves testing or manipulating a sample or subject in a laboratory setting</text:p>
          </table:table-cell>
          <table:table-cell/>
        </table:table-row>
        <table:table-row table:style-name="ro1">
          <table:table-cell office:value-type="string">
            <text:p>legend</text:p>
          </table:table-cell>
          <table:table-cell office:value-type="string">
            <text:p>obo:SDDO_3000053</text:p>
          </table:table-cell>
          <table:table-cell table:number-columns-repeated="3"/>
        </table:table-row>
        <table:table-row table:style-name="ro1">
          <table:table-cell office:value-type="string">
            <text:p>locationDiscoveryCriterion</text:p>
          </table:table-cell>
          <table:table-cell office:value-type="string">
            <text:p>obo:SDDO_3000108</text:p>
          </table:table-cell>
          <table:table-cell office:value-type="string">
            <text:p>dataDiscoveryCriterion</text:p>
          </table:table-cell>
          <table:table-cell table:number-columns-repeated="2"/>
        </table:table-row>
        <table:table-row table:style-name="ro1">
          <table:table-cell office:value-type="string">
            <text:p>metadataProduct</text:p>
          </table:table-cell>
          <table:table-cell office:value-type="string">
            <text:p>obo:SDDO_3000095</text:p>
          </table:table-cell>
          <table:table-cell office:value-type="string">
            <text:p>informationProduct</text:p>
          </table:table-cell>
          <table:table-cell table:number-columns-repeated="2"/>
        </table:table-row>
        <table:table-row table:style-name="ro1">
          <table:table-cell office:value-type="string">
            <text:p>mission</text:p>
          </table:table-cell>
          <table:table-cell office:value-type="string">
            <text:p>obo:SDDO_3000088</text:p>
          </table:table-cell>
          <table:table-cell office:value-type="string">
            <text:p>deployedOn some hardware|organizedBy some spaceAgency|planned process</text:p>
          </table:table-cell>
          <table:table-cell office:value-type="string">
            <text:p>A mission is a named activity for some purpose</text:p>
          </table:table-cell>
          <table:table-cell/>
        </table:table-row>
        <table:table-row table:style-name="ro1">
          <table:table-cell office:value-type="string">
            <text:p>missionDiscoveryCriterion</text:p>
          </table:table-cell>
          <table:table-cell office:value-type="string">
            <text:p>obo:SDDO_3000093</text:p>
          </table:table-cell>
          <table:table-cell office:value-type="string">
            <text:p>dataDiscoveryCriterion</text:p>
          </table:table-cell>
          <table:table-cell table:number-columns-repeated="2"/>
        </table:table-row>
        <table:table-row table:style-name="ro1">
          <table:table-cell office:value-type="string">
            <text:p>modelDiscoveryCriterion</text:p>
          </table:table-cell>
          <table:table-cell office:value-type="string">
            <text:p>obo:SDDO_3000072</text:p>
          </table:table-cell>
          <table:table-cell office:value-type="string">
            <text:p>discoveryCriterion</text:p>
          </table:table-cell>
          <table:table-cell table:number-columns-repeated="2"/>
        </table:table-row>
        <table:table-row table:style-name="ro1">
          <table:table-cell office:value-type="string">
            <text:p>NASAMission</text:p>
          </table:table-cell>
          <table:table-cell office:value-type="string">
            <text:p>obo:SDDO_3000091</text:p>
          </table:table-cell>
          <table:table-cell office:value-type="string">
            <text:p>mission</text:p>
          </table:table-cell>
          <table:table-cell office:value-type="string">
            <text:p>A <text:s/>mission led or funded by NASA</text:p>
          </table:table-cell>
          <table:table-cell/>
        </table:table-row>
        <table:table-row table:style-name="ro1">
          <table:table-cell office:value-type="string">
            <text:p>observableDiscoveryCriterion</text:p>
          </table:table-cell>
          <table:table-cell office:value-type="string">
            <text:p>obo:SDDO_3000114</text:p>
          </table:table-cell>
          <table:table-cell office:value-type="string">
            <text:p>dataDiscoveryCriterion</text:p>
          </table:table-cell>
          <table:table-cell table:number-columns-repeated="2"/>
        </table:table-row>
        <table:table-row table:style-name="ro1">
          <table:table-cell office:value-type="string">
            <text:p>observation</text:p>
          </table:table-cell>
          <table:table-cell office:value-type="string">
            <text:p>obo:SDDO_3000100</text:p>
          </table:table-cell>
          <table:table-cell office:value-type="string">
            <text:p>Observation|planned process</text:p>
          </table:table-cell>
          <table:table-cell table:number-columns-repeated="2"/>
        </table:table-row>
        <table:table-row table:style-name="ro1">
          <table:table-cell office:value-type="string">
            <text:p>OperationDiscoveryCriterion</text:p>
          </table:table-cell>
          <table:table-cell office:value-type="string">
            <text:p>obo:SDDO_3000106</text:p>
          </table:table-cell>
          <table:table-cell office:value-type="string">
            <text:p>dataDiscoveryCriterion</text:p>
          </table:table-cell>
          <table:table-cell table:number-columns-repeated="2"/>
        </table:table-row>
        <table:table-row table:style-name="ro1">
          <table:table-cell office:value-type="string">
            <text:p>organism</text:p>
          </table:table-cell>
          <table:table-cell office:value-type="string">
            <text:p>obo:SDDO_3000065</text:p>
          </table:table-cell>
          <table:table-cell office:value-type="string">
            <text:p>organism</text:p>
          </table:table-cell>
          <table:table-cell office:value-type="string">
            <text:p>The quality of a living subject that indicates the taxonomical grouping of the subject. <text:s/>This grouping can be at any level in a hierachy of organism classification, or a collection of levels, and can be using scientific language or colloquial language.</text:p>
          </table:table-cell>
          <table:table-cell/>
        </table:table-row>
        <table:table-row table:style-name="ro1">
          <table:table-cell office:value-type="string">
            <text:p>organization</text:p>
          </table:table-cell>
          <table:table-cell office:value-type="string">
            <text:p>obo:SDDO_3000103</text:p>
          </table:table-cell>
          <table:table-cell office:value-type="string">
            <text:p>hasRole some author|hasRole some funder|hasRole some investigator|hasRole some spaceAgency</text:p>
          </table:table-cell>
          <table:table-cell table:number-columns-repeated="2"/>
        </table:table-row>
        <table:table-row table:style-name="ro1">
          <table:table-cell office:value-type="string">
            <text:p>PDS data Product</text:p>
          </table:table-cell>
          <table:table-cell office:value-type="string">
            <text:p>obo:SDDO_1000007</text:p>
          </table:table-cell>
          <table:table-cell office:value-type="string">
            <text:p>data Product</text:p>
          </table:table-cell>
          <table:table-cell table:number-columns-repeated="2"/>
        </table:table-row>
        <table:table-row table:style-name="ro1">
          <table:table-cell office:value-type="string">
            <text:p>pds_Collection_with_Type_Data</text:p>
          </table:table-cell>
          <table:table-cell office:value-type="string">
            <text:p>obo:SDDO_1000008</text:p>
          </table:table-cell>
          <table:table-cell office:value-type="string">
            <text:p>PDS data Product</text:p>
          </table:table-cell>
          <table:table-cell table:number-columns-repeated="2"/>
        </table:table-row>
        <table:table-row table:style-name="ro1">
          <table:table-cell office:value-type="string">
            <text:p>pds_Data_Set_PDS3</text:p>
          </table:table-cell>
          <table:table-cell office:value-type="string">
            <text:p>obo:SDDO_/SDDO_1000001</text:p>
          </table:table-cell>
          <table:table-cell office:value-type="string">
            <text:p>PDS data Product</text:p>
          </table:table-cell>
          <table:table-cell office:value-type="string">
            <text:p>A data Product from the PDS system.</text:p>
          </table:table-cell>
          <table:table-cell/>
        </table:table-row>
        <table:table-row table:style-name="ro1">
          <table:table-cell office:value-type="string">
            <text:p>person</text:p>
          </table:table-cell>
          <table:table-cell office:value-type="string">
            <text:p>obo:SDDO_3000090</text:p>
          </table:table-cell>
          <table:table-cell office:value-type="string">
            <text:p>hasRole some author|hasRole some organism</text:p>
          </table:table-cell>
          <table:table-cell table:number-columns-repeated="2"/>
        </table:table-row>
        <table:table-row table:style-name="ro1">
          <table:table-cell office:value-type="string">
            <text:p>phenomenon</text:p>
          </table:table-cell>
          <table:table-cell office:value-type="string">
            <text:p>obo:SDDO_3000099</text:p>
          </table:table-cell>
          <table:table-cell office:value-type="string">
            <text:p>consistOf some event|consistOf some feature</text:p>
          </table:table-cell>
          <table:table-cell table:number-columns-repeated="2"/>
        </table:table-row>
        <table:table-row table:style-name="ro1">
          <table:table-cell office:value-type="string">
            <text:p>photoGallery</text:p>
          </table:table-cell>
          <table:table-cell office:value-type="string">
            <text:p>obo:SDDO_3000101</text:p>
          </table:table-cell>
          <table:table-cell table:number-columns-repeated="3"/>
        </table:table-row>
        <table:table-row table:style-name="ro1">
          <table:table-cell office:value-type="string">
            <text:p>platform</text:p>
          </table:table-cell>
          <table:table-cell office:value-type="string">
            <text:p>obo:SDDO_3000060</text:p>
          </table:table-cell>
          <table:table-cell office:value-type="string">
            <text:p>Platform|role</text:p>
          </table:table-cell>
          <table:table-cell office:value-type="string">
            <text:p>A platform in the context of NASA's SMD catalog</text:p>
          </table:table-cell>
          <table:table-cell/>
        </table:table-row>
        <table:table-row table:style-name="ro1">
          <table:table-cell office:value-type="string">
            <text:p>platformDiscoveryCriterion</text:p>
          </table:table-cell>
          <table:table-cell office:value-type="string">
            <text:p>obo:SDDO_3000115</text:p>
          </table:table-cell>
          <table:table-cell office:value-type="string">
            <text:p>dataDiscoveryCriterion</text:p>
          </table:table-cell>
          <table:table-cell table:number-columns-repeated="2"/>
        </table:table-row>
        <table:table-row table:style-name="ro1">
          <table:table-cell office:value-type="string">
            <text:p>productService</text:p>
          </table:table-cell>
          <table:table-cell office:value-type="string">
            <text:p>obo:SDDO_3000066</text:p>
          </table:table-cell>
          <table:table-cell table:number-columns-repeated="3"/>
        </table:table-row>
        <table:table-row table:style-name="ro1">
          <table:table-cell office:value-type="string">
            <text:p>program</text:p>
          </table:table-cell>
          <table:table-cell office:value-type="string">
            <text:p>obo:SDDO_3000107</text:p>
          </table:table-cell>
          <table:table-cell office:value-type="string">
            <text:p>relatedTo some NASAMission</text:p>
          </table:table-cell>
          <table:table-cell table:number-columns-repeated="2"/>
        </table:table-row>
        <table:table-row table:style-name="ro1">
          <table:table-cell office:value-type="string">
            <text:p>project</text:p>
          </table:table-cell>
          <table:table-cell office:value-type="string">
            <text:p>obo:SDDO_3000043</text:p>
          </table:table-cell>
          <table:table-cell office:value-type="string">
            <text:p>resultsIn some productService|uses some platform</text:p>
          </table:table-cell>
          <table:table-cell table:number-columns-repeated="2"/>
        </table:table-row>
        <table:table-row table:style-name="ro1">
          <table:table-cell office:value-type="string">
            <text:p>researchInvestigation</text:p>
          </table:table-cell>
          <table:table-cell office:value-type="string">
            <text:p>obo:SDDO_3000077</text:p>
          </table:table-cell>
          <table:table-cell office:value-type="string">
            <text:p>sameAs some researchStudy</text:p>
          </table:table-cell>
          <table:table-cell table:number-columns-repeated="2"/>
        </table:table-row>
        <table:table-row table:style-name="ro1">
          <table:table-cell office:value-type="string">
            <text:p>researchStudy</text:p>
          </table:table-cell>
          <table:table-cell office:value-type="string">
            <text:p>obo:SDDO_3000063</text:p>
          </table:table-cell>
          <table:table-cell table:number-columns-repeated="3"/>
        </table:table-row>
        <table:table-row table:style-name="ro1">
          <table:table-cell office:value-type="string">
            <text:p>sampleDiscoveryCriterion</text:p>
          </table:table-cell>
          <table:table-cell office:value-type="string">
            <text:p>obo:SDDO_3000111</text:p>
          </table:table-cell>
          <table:table-cell office:value-type="string">
            <text:p>dataDiscoveryCriterion</text:p>
          </table:table-cell>
          <table:table-cell table:number-columns-repeated="2"/>
        </table:table-row>
        <table:table-row table:style-name="ro1">
          <table:table-cell office:value-type="string">
            <text:p>selectionParameter</text:p>
          </table:table-cell>
          <table:table-cell office:value-type="string">
            <text:p>obo:SDDO_3000050</text:p>
          </table:table-cell>
          <table:table-cell table:number-columns-repeated="3"/>
        </table:table-row>
        <table:table-row table:style-name="ro1">
          <table:table-cell office:value-type="string">
            <text:p>software</text:p>
          </table:table-cell>
          <table:table-cell office:value-type="string">
            <text:p>obo:SDDO_3000084</text:p>
          </table:table-cell>
          <table:table-cell table:number-columns-repeated="3"/>
        </table:table-row>
        <table:table-row table:style-name="ro1">
          <table:table-cell office:value-type="string">
            <text:p>spaceAgency</text:p>
          </table:table-cell>
          <table:table-cell office:value-type="string">
            <text:p>obo:SDDO_3000059</text:p>
          </table:table-cell>
          <table:table-cell table:number-columns-repeated="3"/>
        </table:table-row>
        <table:table-row table:style-name="ro1">
          <table:table-cell office:value-type="string">
            <text:p>spaceTimeBoundingDiscoveryCriterion</text:p>
          </table:table-cell>
          <table:table-cell office:value-type="string">
            <text:p>obo:SDDO_3000097</text:p>
          </table:table-cell>
          <table:table-cell office:value-type="string">
            <text:p>dataDiscoveryCriterion</text:p>
          </table:table-cell>
          <table:table-cell table:number-columns-repeated="2"/>
        </table:table-row>
        <table:table-row table:style-name="ro1">
          <table:table-cell office:value-type="string">
            <text:p>spase:Catalog</text:p>
          </table:table-cell>
          <table:table-cell office:value-type="string">
            <text:p>obo:SDDO_/SDDO_1000003</text:p>
          </table:table-cell>
          <table:table-cell office:value-type="string">
            <text:p>data Product</text:p>
          </table:table-cell>
          <table:table-cell office:value-type="string">
            <text:p>A tabular listing of events or observational notes, especially those that have utility in aiding a user in locating data.</text:p>
          </table:table-cell>
          <table:table-cell/>
        </table:table-row>
        <table:table-row table:style-name="ro1">
          <table:table-cell office:value-type="string">
            <text:p>spase:DisplayData</text:p>
          </table:table-cell>
          <table:table-cell office:value-type="string">
            <text:p>obo:SDDO_/SDDO_1000002</text:p>
          </table:table-cell>
          <table:table-cell office:value-type="string">
            <text:p>data Product</text:p>
          </table:table-cell>
          <table:table-cell office:value-type="string">
            <text:p>A graphical representation of data wherein the underlying numeric values are not (readily) accessible for analysis.</text:p>
          </table:table-cell>
          <table:table-cell/>
        </table:table-row>
        <table:table-row table:style-name="ro1">
          <table:table-cell office:value-type="string">
            <text:p>spase:NumericalData</text:p>
          </table:table-cell>
          <table:table-cell office:value-type="string">
            <text:p>obo:SDDO_/SDDO_1000004</text:p>
          </table:table-cell>
          <table:table-cell office:value-type="string">
            <text:p>data Product</text:p>
          </table:table-cell>
          <table:table-cell office:value-type="string">
            <text:p>Data stored as numerical values in one or more specified formats.</text:p>
          </table:table-cell>
          <table:table-cell/>
        </table:table-row>
        <table:table-row table:style-name="ro1">
          <table:table-cell office:value-type="string">
            <text:p>specimen</text:p>
          </table:table-cell>
          <table:table-cell office:value-type="string">
            <text:p>obo:SDDO_3000078</text:p>
          </table:table-cell>
          <table:table-cell office:value-type="string">
            <text:p>specimen|usedIn some assay</text:p>
          </table:table-cell>
          <table:table-cell office:value-type="string">
            <text:p>A part of a feature, taken to demonstrate or to determine the character of the whole.</text:p>
          </table:table-cell>
          <table:table-cell/>
        </table:table-row>
        <table:table-row table:style-name="ro1">
          <table:table-cell office:value-type="string">
            <text:p>study</text:p>
          </table:table-cell>
          <table:table-cell office:value-type="string">
            <text:p>obo:SDDO_3000069</text:p>
          </table:table-cell>
          <table:table-cell office:value-type="string">
            <text:p>data Product</text:p>
          </table:table-cell>
          <table:table-cell office:value-type="string">
            <text:p>A data product from the GeneLab repository</text:p>
          </table:table-cell>
          <table:table-cell/>
        </table:table-row>
        <table:table-row table:style-name="ro1">
          <table:table-cell office:value-type="string">
            <text:p>toolDiscoveryCriterion</text:p>
          </table:table-cell>
          <table:table-cell office:value-type="string">
            <text:p>obo:SDDO_3000046</text:p>
          </table:table-cell>
          <table:table-cell office:value-type="string">
            <text:p>discoveryCriterio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obo:SDDO_3000112</text:p>
          </table:table-cell>
          <table:table-cell table:number-columns-repeated="3"/>
        </table:table-row>
      </table:table>
      <table:database-ranges>
        <table:database-range table:target-range-address="SDDO.A1:SDDO.E7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4-06">04/06/2022</text:date>, <text:time>17:23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4-06T17:23:29.12</dc:date>
    <dc:creator>Dan B</dc:creator>
    <meta:generator>OpenOffice/4.1.5$Win32 OpenOffice.org_project/415m1$Build-9789</meta:generator>
    <meta:editing-duration>PT13M11S</meta:editing-duration>
    <meta:editing-cycles>1</meta:editing-cycles>
    <meta:document-statistic meta:table-count="2" meta:cell-count="327" meta:object-count="0"/>
  </office:meta>
</office:document-meta>
</file>